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299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052023-154523" table:style-name="ta1">
        <table:shapes>
          <draw:frame draw:z-index="0" draw:style-name="gr1" draw:text-style-name="P1" svg:width="6.2988in" svg:height="3.5429in" svg:x="2.9591in" svg:y="0.0394in">
            <draw:object draw:notify-on-update-of-ranges="'25052023-154523'.C1:'25052023-154523'.C1 '25052023-154523'.C2:'25052023-154523'.C362 '25052023-154523'.D1:'25052023-154523'.D1 '25052023-154523'.D2:'25052023-154523'.D3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5</text:p>
          </table:table-cell>
          <table:table-cell office:value-type="string" calcext:value-type="string">
            <text:p>DepthNow</text:p>
          </table:table-cell>
          <table:table-cell office:value-type="string" calcext:value-type="string">
            <text:p>DesDepth</text:p>
          </table:table-cell>
          <table:table-cell office:value-type="string" calcext:value-type="string">
            <text:p>pitchNow</text:p>
          </table:table-cell>
          <table:table-cell office:value-type="string" calcext:value-type="string">
            <text:p>desPitch</text:p>
          </table:table-cell>
          <table:table-cell office:value-type="string" calcext:value-type="string">
            <text:p>BE_input</text:p>
          </table:table-cell>
          <table:table-cell office:value-type="string" calcext:value-type="string">
            <text:p>MM_input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410" calcext:value-type="float">
            <text:p>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1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2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2</text:p>
          </table:table-cell>
          <table:table-cell office:value-type="float" office:value="0.002352" calcext:value-type="float">
            <text:p>0.002352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-10" calcext:value-type="float">
            <text:p>-10</text:p>
          </table:table-cell>
          <table:table-cell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3</text:p>
          </table:table-cell>
          <table:table-cell office:value-type="float" office:value="0.007864" calcext:value-type="float">
            <text:p>0.00786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444" calcext:value-type="float">
            <text:p>4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3</text:p>
          </table:table-cell>
          <table:table-cell office:value-type="float" office:value="0.012152" calcext:value-type="float">
            <text:p>0.012152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-10" calcext:value-type="float">
            <text:p>-10</text:p>
          </table:table-cell>
          <table:table-cell office:value-type="float" office:value="452" calcext:value-type="float">
            <text:p>4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4</text:p>
          </table:table-cell>
          <table:table-cell office:value-type="float" office:value="0.017713" calcext:value-type="float">
            <text:p>0.017713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459" calcext:value-type="float">
            <text:p>45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5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-10" calcext:value-type="float">
            <text:p>-10</text:p>
          </table:table-cell>
          <table:table-cell office:value-type="float" office:value="466" calcext:value-type="float">
            <text:p>4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5</text:p>
          </table:table-cell>
          <table:table-cell office:value-type="float" office:value="0.033344" calcext:value-type="float">
            <text:p>0.03334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6</text:p>
          </table:table-cell>
          <table:table-cell office:value-type="float" office:value="0.055885" calcext:value-type="float">
            <text:p>0.05588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6</text:p>
          </table:table-cell>
          <table:table-cell office:value-type="float" office:value="0.069801" calcext:value-type="float">
            <text:p>0.0698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7</text:p>
          </table:table-cell>
          <table:table-cell office:value-type="float" office:value="0.085579" calcext:value-type="float">
            <text:p>0.0855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8</text:p>
          </table:table-cell>
          <table:table-cell office:value-type="float" office:value="0.103292" calcext:value-type="float">
            <text:p>0.1032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1" calcext:value-type="float">
            <text:p>4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8</text:p>
          </table:table-cell>
          <table:table-cell office:value-type="float" office:value="0.12299" calcext:value-type="float">
            <text:p>0.1229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3" calcext:value-type="float">
            <text:p>4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9</text:p>
          </table:table-cell>
          <table:table-cell office:value-type="float" office:value="0.168487" calcext:value-type="float">
            <text:p>0.1684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39</text:p>
          </table:table-cell>
          <table:table-cell office:value-type="float" office:value="0.194065" calcext:value-type="float">
            <text:p>0.19406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3" calcext:value-type="float">
            <text:p>4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0</text:p>
          </table:table-cell>
          <table:table-cell office:value-type="float" office:value="0.221431" calcext:value-type="float">
            <text:p>0.2214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1</text:p>
          </table:table-cell>
          <table:table-cell office:value-type="float" office:value="0.250562" calcext:value-type="float">
            <text:p>0.25056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1</text:p>
          </table:table-cell>
          <table:table-cell office:value-type="float" office:value="0.281407" calcext:value-type="float">
            <text:p>0.2814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7" calcext:value-type="float">
            <text:p>4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2</text:p>
          </table:table-cell>
          <table:table-cell office:value-type="float" office:value="0.348023" calcext:value-type="float">
            <text:p>0.3480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2</text:p>
          </table:table-cell>
          <table:table-cell office:value-type="float" office:value="0.383548" calcext:value-type="float">
            <text:p>0.38354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2" calcext:value-type="float">
            <text:p>4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3</text:p>
          </table:table-cell>
          <table:table-cell office:value-type="float" office:value="0.420347" calcext:value-type="float">
            <text:p>0.42034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4</text:p>
          </table:table-cell>
          <table:table-cell office:value-type="float" office:value="0.458297" calcext:value-type="float">
            <text:p>0.4582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4</text:p>
          </table:table-cell>
          <table:table-cell office:value-type="float" office:value="0.497252" calcext:value-type="float">
            <text:p>0.49725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5" calcext:value-type="float">
            <text:p>4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5</text:p>
          </table:table-cell>
          <table:table-cell office:value-type="float" office:value="0.577734" calcext:value-type="float">
            <text:p>0.57773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5" calcext:value-type="float">
            <text:p>4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5</text:p>
          </table:table-cell>
          <table:table-cell office:value-type="float" office:value="0.619017" calcext:value-type="float">
            <text:p>0.61901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8" calcext:value-type="float">
            <text:p>4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6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7</text:p>
          </table:table-cell>
          <table:table-cell office:value-type="float" office:value="0.702733" calcext:value-type="float">
            <text:p>0.70273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7</text:p>
          </table:table-cell>
          <table:table-cell office:value-type="float" office:value="0.744824" calcext:value-type="float">
            <text:p>0.74482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8</text:p>
          </table:table-cell>
          <table:table-cell office:value-type="float" office:value="0.828786" calcext:value-type="float">
            <text:p>0.82878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8</text:p>
          </table:table-cell>
          <table:table-cell office:value-type="float" office:value="0.870412" calcext:value-type="float">
            <text:p>0.8704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49</text:p>
          </table:table-cell>
          <table:table-cell office:value-type="float" office:value="0.911547" calcext:value-type="float">
            <text:p>0.91154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3" calcext:value-type="float">
            <text:p>3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0</text:p>
          </table:table-cell>
          <table:table-cell office:value-type="float" office:value="0.952021" calcext:value-type="float">
            <text:p>0.95202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0</text:p>
          </table:table-cell>
          <table:table-cell office:value-type="float" office:value="0.991662" calcext:value-type="float">
            <text:p>0.99166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1</text:p>
          </table:table-cell>
          <table:table-cell office:value-type="float" office:value="1.068004" calcext:value-type="float">
            <text:p>1.06800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1</text:p>
          </table:table-cell>
          <table:table-cell office:value-type="float" office:value="1.10446" calcext:value-type="float">
            <text:p>1.1044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2</text:p>
          </table:table-cell>
          <table:table-cell office:value-type="float" office:value="1.139568" calcext:value-type="float">
            <text:p>1.13956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3</text:p>
          </table:table-cell>
          <table:table-cell office:value-type="float" office:value="1.173207" calcext:value-type="float">
            <text:p>1.1732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6" calcext:value-type="float">
            <text:p>3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3</text:p>
          </table:table-cell>
          <table:table-cell office:value-type="float" office:value="1.205277" calcext:value-type="float">
            <text:p>1.20527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3" calcext:value-type="float">
            <text:p>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4</text:p>
          </table:table-cell>
          <table:table-cell office:value-type="float" office:value="1.264494" calcext:value-type="float">
            <text:p>1.26449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4</text:p>
          </table:table-cell>
          <table:table-cell office:value-type="float" office:value="1.291395" calcext:value-type="float">
            <text:p>1.29139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5</text:p>
          </table:table-cell>
          <table:table-cell office:value-type="float" office:value="1.316385" calcext:value-type="float">
            <text:p>1.31638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6</text:p>
          </table:table-cell>
          <table:table-cell office:value-type="float" office:value="1.339464" calcext:value-type="float">
            <text:p>1.33946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6</text:p>
          </table:table-cell>
          <table:table-cell office:value-type="float" office:value="1.360632" calcext:value-type="float">
            <text:p>1.36063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7</text:p>
          </table:table-cell>
          <table:table-cell office:value-type="float" office:value="1.397308" calcext:value-type="float">
            <text:p>1.39730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8</text:p>
          </table:table-cell>
          <table:table-cell office:value-type="float" office:value="1.412694" calcext:value-type="float">
            <text:p>1.41269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8</text:p>
          </table:table-cell>
          <table:table-cell office:value-type="float" office:value="1.426145" calcext:value-type="float">
            <text:p>1.42614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9</text:p>
          </table:table-cell>
          <table:table-cell office:value-type="float" office:value="1.437758" calcext:value-type="float">
            <text:p>1.43775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5:59</text:p>
          </table:table-cell>
          <table:table-cell office:value-type="float" office:value="1.447656" calcext:value-type="float">
            <text:p>1.44765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6" calcext:value-type="float">
            <text:p>3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0</text:p>
          </table:table-cell>
          <table:table-cell office:value-type="float" office:value="1.462748" calcext:value-type="float">
            <text:p>1.46274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9" calcext:value-type="float">
            <text:p>3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1</text:p>
          </table:table-cell>
          <table:table-cell office:value-type="float" office:value="1.468015" calcext:value-type="float">
            <text:p>1.46801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6" calcext:value-type="float">
            <text:p>3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1</text:p>
          </table:table-cell>
          <table:table-cell office:value-type="float" office:value="1.47196" calcext:value-type="float">
            <text:p>1.4719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2</text:p>
          </table:table-cell>
          <table:table-cell office:value-type="float" office:value="1.474777" calcext:value-type="float">
            <text:p>1.47477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2</text:p>
          </table:table-cell>
          <table:table-cell office:value-type="float" office:value="1.476664" calcext:value-type="float">
            <text:p>1.47666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1" calcext:value-type="float">
            <text:p>3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3</text:p>
          </table:table-cell>
          <table:table-cell office:value-type="float" office:value="1.478305" calcext:value-type="float">
            <text:p>1.4783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4</text:p>
          </table:table-cell>
          <table:table-cell office:value-type="float" office:value="1.478281" calcext:value-type="float">
            <text:p>1.47828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4</text:p>
          </table:table-cell>
          <table:table-cell office:value-type="float" office:value="1.478011" calcext:value-type="float">
            <text:p>1.4780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5</text:p>
          </table:table-cell>
          <table:table-cell office:value-type="float" office:value="1.477742" calcext:value-type="float">
            <text:p>1.47774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5</text:p>
          </table:table-cell>
          <table:table-cell office:value-type="float" office:value="1.477717" calcext:value-type="float">
            <text:p>1.47771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6</text:p>
          </table:table-cell>
          <table:table-cell office:value-type="float" office:value="1.479138" calcext:value-type="float">
            <text:p>1.47913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9" calcext:value-type="float">
            <text:p>4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7</text:p>
          </table:table-cell>
          <table:table-cell office:value-type="float" office:value="1.480804" calcext:value-type="float">
            <text:p>1.48080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7</text:p>
          </table:table-cell>
          <table:table-cell office:value-type="float" office:value="1.483401" calcext:value-type="float">
            <text:p>1.4834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6" calcext:value-type="float">
            <text:p>4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8</text:p>
          </table:table-cell>
          <table:table-cell office:value-type="float" office:value="1.487125" calcext:value-type="float">
            <text:p>1.4871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4" calcext:value-type="float">
            <text:p>4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8</text:p>
          </table:table-cell>
          <table:table-cell office:value-type="float" office:value="1.492172" calcext:value-type="float">
            <text:p>1.49217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1" calcext:value-type="float">
            <text:p>4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09</text:p>
          </table:table-cell>
          <table:table-cell office:value-type="float" office:value="1.50675" calcext:value-type="float">
            <text:p>1.5067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0</text:p>
          </table:table-cell>
          <table:table-cell office:value-type="float" office:value="1.516378" calcext:value-type="float">
            <text:p>1.51637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0</text:p>
          </table:table-cell>
          <table:table-cell office:value-type="float" office:value="1.527746" calcext:value-type="float">
            <text:p>1.52774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1</text:p>
          </table:table-cell>
          <table:table-cell office:value-type="float" office:value="1.540976" calcext:value-type="float">
            <text:p>1.54097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1</text:p>
          </table:table-cell>
          <table:table-cell office:value-type="float" office:value="1.573316" calcext:value-type="float">
            <text:p>1.5733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7" calcext:value-type="float">
            <text:p>4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2</text:p>
          </table:table-cell>
          <table:table-cell office:value-type="float" office:value="1.592353" calcext:value-type="float">
            <text:p>1.5923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3</text:p>
          </table:table-cell>
          <table:table-cell office:value-type="float" office:value="1.613325" calcext:value-type="float">
            <text:p>1.6133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3</text:p>
          </table:table-cell>
          <table:table-cell office:value-type="float" office:value="1.636257" calcext:value-type="float">
            <text:p>1.6362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4</text:p>
          </table:table-cell>
          <table:table-cell office:value-type="float" office:value="1.661149" calcext:value-type="float">
            <text:p>1.66114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4</text:p>
          </table:table-cell>
          <table:table-cell office:value-type="float" office:value="1.716813" calcext:value-type="float">
            <text:p>1.71681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5</text:p>
          </table:table-cell>
          <table:table-cell office:value-type="float" office:value="1.74734" calcext:value-type="float">
            <text:p>1.7473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7" calcext:value-type="float">
            <text:p>4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6</text:p>
          </table:table-cell>
          <table:table-cell office:value-type="float" office:value="1.779508" calcext:value-type="float">
            <text:p>1.77950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4" calcext:value-type="float">
            <text:p>4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6</text:p>
          </table:table-cell>
          <table:table-cell office:value-type="float" office:value="1.813245" calcext:value-type="float">
            <text:p>1.81324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7</text:p>
          </table:table-cell>
          <table:table-cell office:value-type="float" office:value="1.848451" calcext:value-type="float">
            <text:p>1.84845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5" calcext:value-type="float">
            <text:p>4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7</text:p>
          </table:table-cell>
          <table:table-cell office:value-type="float" office:value="1.922907" calcext:value-type="float">
            <text:p>1.9229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5" calcext:value-type="float">
            <text:p>4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8</text:p>
          </table:table-cell>
          <table:table-cell office:value-type="float" office:value="1.961911" calcext:value-type="float">
            <text:p>1.9619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9</text:p>
          </table:table-cell>
          <table:table-cell office:value-type="float" office:value="2.00187" calcext:value-type="float">
            <text:p>2.001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3" calcext:value-type="float">
            <text:p>4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19</text:p>
          </table:table-cell>
          <table:table-cell office:value-type="float" office:value="2.042638" calcext:value-type="float">
            <text:p>2.04263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6" calcext:value-type="float">
            <text:p>4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0</text:p>
          </table:table-cell>
          <table:table-cell office:value-type="float" office:value="2.084043" calcext:value-type="float">
            <text:p>2.08404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0</text:p>
          </table:table-cell>
          <table:table-cell office:value-type="float" office:value="2.16825" calcext:value-type="float">
            <text:p>2.168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9" calcext:value-type="float">
            <text:p>4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1</text:p>
          </table:table-cell>
          <table:table-cell office:value-type="float" office:value="2.210806" calcext:value-type="float">
            <text:p>2.21080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1" calcext:value-type="float">
            <text:p>4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2</text:p>
          </table:table-cell>
          <table:table-cell office:value-type="float" office:value="2.253387" calcext:value-type="float">
            <text:p>2.2533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3" calcext:value-type="float">
            <text:p>3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2</text:p>
          </table:table-cell>
          <table:table-cell office:value-type="float" office:value="2.295797" calcext:value-type="float">
            <text:p>2.2957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6" calcext:value-type="float">
            <text:p>3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3</text:p>
          </table:table-cell>
          <table:table-cell office:value-type="float" office:value="2.337863" calcext:value-type="float">
            <text:p>2.33786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3</text:p>
          </table:table-cell>
          <table:table-cell office:value-type="float" office:value="2.420453" calcext:value-type="float">
            <text:p>2.4204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4</text:p>
          </table:table-cell>
          <table:table-cell office:value-type="float" office:value="2.460731" calcext:value-type="float">
            <text:p>2.4607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5</text:p>
          </table:table-cell>
          <table:table-cell office:value-type="float" office:value="2.500078" calcext:value-type="float">
            <text:p>2.50007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5</text:p>
          </table:table-cell>
          <table:table-cell office:value-type="float" office:value="2.538347" calcext:value-type="float">
            <text:p>2.53834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6</text:p>
          </table:table-cell>
          <table:table-cell office:value-type="float" office:value="2.575391" calcext:value-type="float">
            <text:p>2.57539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6</text:p>
          </table:table-cell>
          <table:table-cell office:value-type="float" office:value="2.645437" calcext:value-type="float">
            <text:p>2.64543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5" calcext:value-type="float">
            <text:p>3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7</text:p>
          </table:table-cell>
          <table:table-cell office:value-type="float" office:value="2.678193" calcext:value-type="float">
            <text:p>2.67819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1" calcext:value-type="float">
            <text:p>3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8</text:p>
          </table:table-cell>
          <table:table-cell office:value-type="float" office:value="2.709259" calcext:value-type="float">
            <text:p>2.70925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8</text:p>
          </table:table-cell>
          <table:table-cell office:value-type="float" office:value="2.738561" calcext:value-type="float">
            <text:p>2.73856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9</text:p>
          </table:table-cell>
          <table:table-cell office:value-type="float" office:value="2.76605" calcext:value-type="float">
            <text:p>2.766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29</text:p>
          </table:table-cell>
          <table:table-cell office:value-type="float" office:value="2.815516" calcext:value-type="float">
            <text:p>2.8155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0</text:p>
          </table:table-cell>
          <table:table-cell office:value-type="float" office:value="2.837247" calcext:value-type="float">
            <text:p>2.83724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16" calcext:value-type="float">
            <text:p>3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1</text:p>
          </table:table-cell>
          <table:table-cell office:value-type="float" office:value="2.856921" calcext:value-type="float">
            <text:p>2.85692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1</text:p>
          </table:table-cell>
          <table:table-cell office:value-type="float" office:value="2.874585" calcext:value-type="float">
            <text:p>2.87458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2</text:p>
          </table:table-cell>
          <table:table-cell office:value-type="float" office:value="2.89029" calcext:value-type="float">
            <text:p>2.89029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2</text:p>
          </table:table-cell>
          <table:table-cell office:value-type="float" office:value="2.916039" calcext:value-type="float">
            <text:p>2.916039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3</text:p>
          </table:table-cell>
          <table:table-cell office:value-type="float" office:value="2.926059" calcext:value-type="float">
            <text:p>2.926059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4</text:p>
          </table:table-cell>
          <table:table-cell office:value-type="float" office:value="2.934292" calcext:value-type="float">
            <text:p>2.93429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4</text:p>
          </table:table-cell>
          <table:table-cell office:value-type="float" office:value="2.940882" calcext:value-type="float">
            <text:p>2.940882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5</text:p>
          </table:table-cell>
          <table:table-cell office:value-type="float" office:value="2.946003" calcext:value-type="float">
            <text:p>2.94600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5</text:p>
          </table:table-cell>
          <table:table-cell office:value-type="float" office:value="2.952348" calcext:value-type="float">
            <text:p>2.952348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6</text:p>
          </table:table-cell>
          <table:table-cell office:value-type="float" office:value="2.953745" calcext:value-type="float">
            <text:p>2.95374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7</text:p>
          </table:table-cell>
          <table:table-cell office:value-type="float" office:value="2.954235" calcext:value-type="float">
            <text:p>2.954235</text:p>
          </table:table-cell>
          <table:table-cell office:value-type="float" office:value="4" calcext:value-type="float">
            <text:p>4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7</text:p>
          </table:table-cell>
          <table:table-cell office:value-type="float" office:value="2.954039" calcext:value-type="float">
            <text:p>2.954039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8</text:p>
          </table:table-cell>
          <table:table-cell office:value-type="float" office:value="2.953402" calcext:value-type="float">
            <text:p>2.953402</text:p>
          </table:table-cell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8</text:p>
          </table:table-cell>
          <table:table-cell office:value-type="float" office:value="2.95154" calcext:value-type="float">
            <text:p>2.9515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39</text:p>
          </table:table-cell>
          <table:table-cell office:value-type="float" office:value="2.95056" calcext:value-type="float">
            <text:p>2.9505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0</text:p>
          </table:table-cell>
          <table:table-cell office:value-type="float" office:value="2.949874" calcext:value-type="float">
            <text:p>2.9498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0</text:p>
          </table:table-cell>
          <table:table-cell office:value-type="float" office:value="2.949727" calcext:value-type="float">
            <text:p>2.9497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1</text:p>
          </table:table-cell>
          <table:table-cell office:value-type="float" office:value="2.950364" calcext:value-type="float">
            <text:p>2.95036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1</text:p>
          </table:table-cell>
          <table:table-cell office:value-type="float" office:value="2.954651" calcext:value-type="float">
            <text:p>2.95465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2</text:p>
          </table:table-cell>
          <table:table-cell office:value-type="float" office:value="2.958498" calcext:value-type="float">
            <text:p>2.9584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3</text:p>
          </table:table-cell>
          <table:table-cell office:value-type="float" office:value="2.963741" calcext:value-type="float">
            <text:p>2.96374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3</text:p>
          </table:table-cell>
          <table:table-cell office:value-type="float" office:value="2.970551" calcext:value-type="float">
            <text:p>2.97055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4</text:p>
          </table:table-cell>
          <table:table-cell office:value-type="float" office:value="2.979102" calcext:value-type="float">
            <text:p>2.97910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4</text:p>
          </table:table-cell>
          <table:table-cell office:value-type="float" office:value="3.001863" calcext:value-type="float">
            <text:p>3.0018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5</text:p>
          </table:table-cell>
          <table:table-cell office:value-type="float" office:value="3.016073" calcext:value-type="float">
            <text:p>3.01607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6</text:p>
          </table:table-cell>
          <table:table-cell office:value-type="float" office:value="3.032267" calcext:value-type="float">
            <text:p>3.0322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6</text:p>
          </table:table-cell>
          <table:table-cell office:value-type="float" office:value="3.05052" calcext:value-type="float">
            <text:p>3.0505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7</text:p>
          </table:table-cell>
          <table:table-cell office:value-type="float" office:value="3.070879" calcext:value-type="float">
            <text:p>3.07087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7</text:p>
          </table:table-cell>
          <table:table-cell office:value-type="float" office:value="3.117993" calcext:value-type="float">
            <text:p>3.11799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8</text:p>
          </table:table-cell>
          <table:table-cell office:value-type="float" office:value="3.144526" calcext:value-type="float">
            <text:p>3.14452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9</text:p>
          </table:table-cell>
          <table:table-cell office:value-type="float" office:value="3.172946" calcext:value-type="float">
            <text:p>3.1729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49</text:p>
          </table:table-cell>
          <table:table-cell office:value-type="float" office:value="3.203204" calcext:value-type="float">
            <text:p>3.20320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0</text:p>
          </table:table-cell>
          <table:table-cell office:value-type="float" office:value="3.235225" calcext:value-type="float">
            <text:p>3.23522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0</text:p>
          </table:table-cell>
          <table:table-cell office:value-type="float" office:value="3.30434" calcext:value-type="float">
            <text:p>3.304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1</text:p>
          </table:table-cell>
          <table:table-cell office:value-type="float" office:value="3.341188" calcext:value-type="float">
            <text:p>3.34118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2</text:p>
          </table:table-cell>
          <table:table-cell office:value-type="float" office:value="3.379359" calcext:value-type="float">
            <text:p>3.3793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2</text:p>
          </table:table-cell>
          <table:table-cell office:value-type="float" office:value="3.418706" calcext:value-type="float">
            <text:p>3.41870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3</text:p>
          </table:table-cell>
          <table:table-cell office:value-type="float" office:value="3.459082" calcext:value-type="float">
            <text:p>3.4590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3</text:p>
          </table:table-cell>
          <table:table-cell office:value-type="float" office:value="3.542406" calcext:value-type="float">
            <text:p>3.54240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4</text:p>
          </table:table-cell>
          <table:table-cell office:value-type="float" office:value="3.585109" calcext:value-type="float">
            <text:p>3.5851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5</text:p>
          </table:table-cell>
          <table:table-cell office:value-type="float" office:value="3.628181" calcext:value-type="float">
            <text:p>3.6281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5</text:p>
          </table:table-cell>
          <table:table-cell office:value-type="float" office:value="3.671374" calcext:value-type="float">
            <text:p>3.6713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6</text:p>
          </table:table-cell>
          <table:table-cell office:value-type="float" office:value="3.714445" calcext:value-type="float">
            <text:p>3.71444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6</text:p>
          </table:table-cell>
          <table:table-cell office:value-type="float" office:value="3.799484" calcext:value-type="float">
            <text:p>3.799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7</text:p>
          </table:table-cell>
          <table:table-cell office:value-type="float" office:value="3.841208" calcext:value-type="float">
            <text:p>3.84120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8</text:p>
          </table:table-cell>
          <table:table-cell office:value-type="float" office:value="3.882074" calcext:value-type="float">
            <text:p>3.8820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8</text:p>
          </table:table-cell>
          <table:table-cell office:value-type="float" office:value="3.921837" calcext:value-type="float">
            <text:p>3.92183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9</text:p>
          </table:table-cell>
          <table:table-cell office:value-type="float" office:value="3.960253" calcext:value-type="float">
            <text:p>3.9602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6:59</text:p>
          </table:table-cell>
          <table:table-cell office:value-type="float" office:value="4.032308" calcext:value-type="float">
            <text:p>4.03230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0</text:p>
          </table:table-cell>
          <table:table-cell office:value-type="float" office:value="4.065701" calcext:value-type="float">
            <text:p>4.0657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1</text:p>
          </table:table-cell>
          <table:table-cell office:value-type="float" office:value="4.097012" calcext:value-type="float">
            <text:p>4.09701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1</text:p>
          </table:table-cell>
          <table:table-cell office:value-type="float" office:value="4.125996" calcext:value-type="float">
            <text:p>4.12599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2</text:p>
          </table:table-cell>
          <table:table-cell office:value-type="float" office:value="4.152407" calcext:value-type="float">
            <text:p>4.15240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2</text:p>
          </table:table-cell>
          <table:table-cell office:value-type="float" office:value="4.196776" calcext:value-type="float">
            <text:p>4.19677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3</text:p>
          </table:table-cell>
          <table:table-cell office:value-type="float" office:value="4.214489" calcext:value-type="float">
            <text:p>4.2144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4</text:p>
          </table:table-cell>
          <table:table-cell office:value-type="float" office:value="4.228944" calcext:value-type="float">
            <text:p>4.22894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4</text:p>
          </table:table-cell>
          <table:table-cell office:value-type="float" office:value="4.239994" calcext:value-type="float">
            <text:p>4.23999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5</text:p>
          </table:table-cell>
          <table:table-cell office:value-type="float" office:value="4.247515" calcext:value-type="float">
            <text:p>4.2475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5</text:p>
          </table:table-cell>
          <table:table-cell office:value-type="float" office:value="4.25168" calcext:value-type="float">
            <text:p>4.2516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6</text:p>
          </table:table-cell>
          <table:table-cell office:value-type="float" office:value="4.248274" calcext:value-type="float">
            <text:p>4.2482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7</text:p>
          </table:table-cell>
          <table:table-cell office:value-type="float" office:value="4.241218" calcext:value-type="float">
            <text:p>4.2412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7</text:p>
          </table:table-cell>
          <table:table-cell office:value-type="float" office:value="4.230561" calcext:value-type="float">
            <text:p>4.23056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8</text:p>
          </table:table-cell>
          <table:table-cell office:value-type="float" office:value="4.198735" calcext:value-type="float">
            <text:p>4.1987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8</text:p>
          </table:table-cell>
          <table:table-cell office:value-type="float" office:value="4.177812" calcext:value-type="float">
            <text:p>4.17781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09</text:p>
          </table:table-cell>
          <table:table-cell office:value-type="float" office:value="4.153827" calcext:value-type="float">
            <text:p>4.1538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0</text:p>
          </table:table-cell>
          <table:table-cell office:value-type="float" office:value="4.126999" calcext:value-type="float">
            <text:p>4.12699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0</text:p>
          </table:table-cell>
          <table:table-cell office:value-type="float" office:value="4.097575" calcext:value-type="float">
            <text:p>4.09757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1</text:p>
          </table:table-cell>
          <table:table-cell office:value-type="float" office:value="4.03167" calcext:value-type="float">
            <text:p>4.031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1</text:p>
          </table:table-cell>
          <table:table-cell office:value-type="float" office:value="3.995434" calcext:value-type="float">
            <text:p>3.9954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2</text:p>
          </table:table-cell>
          <table:table-cell office:value-type="float" office:value="3.957337" calcext:value-type="float">
            <text:p>3.95733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3</text:p>
          </table:table-cell>
          <table:table-cell office:value-type="float" office:value="3.917622" calcext:value-type="float">
            <text:p>3.91762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3</text:p>
          </table:table-cell>
          <table:table-cell office:value-type="float" office:value="3.876536" calcext:value-type="float">
            <text:p>3.87653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4</text:p>
          </table:table-cell>
          <table:table-cell office:value-type="float" office:value="3.790982" calcext:value-type="float">
            <text:p>3.7909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4</text:p>
          </table:table-cell>
          <table:table-cell office:value-type="float" office:value="3.746759" calcext:value-type="float">
            <text:p>3.7467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5</text:p>
          </table:table-cell>
          <table:table-cell office:value-type="float" office:value="3.7019" calcext:value-type="float">
            <text:p>3.701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6</text:p>
          </table:table-cell>
          <table:table-cell office:value-type="float" office:value="3.656648" calcext:value-type="float">
            <text:p>3.65664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6</text:p>
          </table:table-cell>
          <table:table-cell office:value-type="float" office:value="3.61125" calcext:value-type="float">
            <text:p>3.6112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7</text:p>
          </table:table-cell>
          <table:table-cell office:value-type="float" office:value="3.520747" calcext:value-type="float">
            <text:p>3.52074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7</text:p>
          </table:table-cell>
          <table:table-cell office:value-type="float" office:value="3.475887" calcext:value-type="float">
            <text:p>3.47588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8</text:p>
          </table:table-cell>
          <table:table-cell office:value-type="float" office:value="3.431616" calcext:value-type="float">
            <text:p>3.4316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9</text:p>
          </table:table-cell>
          <table:table-cell office:value-type="float" office:value="3.388177" calcext:value-type="float">
            <text:p>3.38817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19</text:p>
          </table:table-cell>
          <table:table-cell office:value-type="float" office:value="3.345817" calcext:value-type="float">
            <text:p>3.34581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0</text:p>
          </table:table-cell>
          <table:table-cell office:value-type="float" office:value="3.265065" calcext:value-type="float">
            <text:p>3.26506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0</text:p>
          </table:table-cell>
          <table:table-cell office:value-type="float" office:value="3.226918" calcext:value-type="float">
            <text:p>3.2269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1</text:p>
          </table:table-cell>
          <table:table-cell office:value-type="float" office:value="3.190585" calcext:value-type="float">
            <text:p>3.19058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2</text:p>
          </table:table-cell>
          <table:table-cell office:value-type="float" office:value="3.156309" calcext:value-type="float">
            <text:p>3.1563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2</text:p>
          </table:table-cell>
          <table:table-cell office:value-type="float" office:value="3.124337" calcext:value-type="float">
            <text:p>3.12433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3</text:p>
          </table:table-cell>
          <table:table-cell office:value-type="float" office:value="3.068036" calcext:value-type="float">
            <text:p>3.06803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3</text:p>
          </table:table-cell>
          <table:table-cell office:value-type="float" office:value="3.043952" calcext:value-type="float">
            <text:p>3.04395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4</text:p>
          </table:table-cell>
          <table:table-cell office:value-type="float" office:value="3.022907" calcext:value-type="float">
            <text:p>3.02290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5</text:p>
          </table:table-cell>
          <table:table-cell office:value-type="float" office:value="3.005144" calcext:value-type="float">
            <text:p>3.00514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5</text:p>
          </table:table-cell>
          <table:table-cell office:value-type="float" office:value="2.99091" calcext:value-type="float">
            <text:p>2.990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6</text:p>
          </table:table-cell>
          <table:table-cell office:value-type="float" office:value="2.97376" calcext:value-type="float">
            <text:p>2.9737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6</text:p>
          </table:table-cell>
          <table:table-cell office:value-type="float" office:value="2.971089" calcext:value-type="float">
            <text:p>2.9710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7</text:p>
          </table:table-cell>
          <table:table-cell office:value-type="float" office:value="2.972682" calcext:value-type="float">
            <text:p>2.9726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8</text:p>
          </table:table-cell>
          <table:table-cell office:value-type="float" office:value="2.978758" calcext:value-type="float">
            <text:p>2.9787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8</text:p>
          </table:table-cell>
          <table:table-cell office:value-type="float" office:value="2.989489" calcext:value-type="float">
            <text:p>2.9894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9</text:p>
          </table:table-cell>
          <table:table-cell office:value-type="float" office:value="3.025283" calcext:value-type="float">
            <text:p>3.0252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29</text:p>
          </table:table-cell>
          <table:table-cell office:value-type="float" office:value="3.050224" calcext:value-type="float">
            <text:p>3.05022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0</text:p>
          </table:table-cell>
          <table:table-cell office:value-type="float" office:value="3.07982" calcext:value-type="float">
            <text:p>3.079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1</text:p>
          </table:table-cell>
          <table:table-cell office:value-type="float" office:value="3.114022" calcext:value-type="float">
            <text:p>3.11402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1</text:p>
          </table:table-cell>
          <table:table-cell office:value-type="float" office:value="3.152732" calcext:value-type="float">
            <text:p>3.1527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2</text:p>
          </table:table-cell>
          <table:table-cell office:value-type="float" office:value="3.243235" calcext:value-type="float">
            <text:p>3.2432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3</text:p>
          </table:table-cell>
          <table:table-cell office:value-type="float" office:value="3.294783" calcext:value-type="float">
            <text:p>3.2947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3</text:p>
          </table:table-cell>
          <table:table-cell office:value-type="float" office:value="3.350202" calcext:value-type="float">
            <text:p>3.350202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4</text:p>
          </table:table-cell>
          <table:table-cell office:value-type="float" office:value="3.409247" calcext:value-type="float">
            <text:p>3.40924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538" calcext:value-type="float">
            <text:p>5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4</text:p>
          </table:table-cell>
          <table:table-cell office:value-type="float" office:value="3.471673" calcext:value-type="float">
            <text:p>3.471673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5</text:p>
          </table:table-cell>
          <table:table-cell office:value-type="float" office:value="3.605933" calcext:value-type="float">
            <text:p>3.6059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6</text:p>
          </table:table-cell>
          <table:table-cell office:value-type="float" office:value="3.677522" calcext:value-type="float">
            <text:p>3.67752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6</text:p>
          </table:table-cell>
          <table:table-cell office:value-type="float" office:value="3.751757" calcext:value-type="float">
            <text:p>3.7517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7</text:p>
          </table:table-cell>
          <table:table-cell office:value-type="float" office:value="3.828393" calcext:value-type="float">
            <text:p>3.82839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7</text:p>
          </table:table-cell>
          <table:table-cell office:value-type="float" office:value="3.907186" calcext:value-type="float">
            <text:p>3.9071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8</text:p>
          </table:table-cell>
          <table:table-cell office:value-type="float" office:value="4.070503" calcext:value-type="float">
            <text:p>4.07050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9</text:p>
          </table:table-cell>
          <table:table-cell office:value-type="float" office:value="4.154783" calcext:value-type="float">
            <text:p>4.1547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39</text:p>
          </table:table-cell>
          <table:table-cell office:value-type="float" office:value="4.240484" calcext:value-type="float">
            <text:p>4.2404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0</text:p>
          </table:table-cell>
          <table:table-cell office:value-type="float" office:value="4.327361" calcext:value-type="float">
            <text:p>4.3273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0</text:p>
          </table:table-cell>
          <table:table-cell office:value-type="float" office:value="4.415169" calcext:value-type="float">
            <text:p>4.4151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1</text:p>
          </table:table-cell>
          <table:table-cell office:value-type="float" office:value="4.592843" calcext:value-type="float">
            <text:p>4.5928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2</text:p>
          </table:table-cell>
          <table:table-cell office:value-type="float" office:value="4.682464" calcext:value-type="float">
            <text:p>4.6824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2</text:p>
          </table:table-cell>
          <table:table-cell office:value-type="float" office:value="4.772281" calcext:value-type="float">
            <text:p>4.7722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3</text:p>
          </table:table-cell>
          <table:table-cell office:value-type="float" office:value="4.862049" calcext:value-type="float">
            <text:p>4.8620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3</text:p>
          </table:table-cell>
          <table:table-cell office:value-type="float" office:value="4.951523" calcext:value-type="float">
            <text:p>4.9515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4</text:p>
          </table:table-cell>
          <table:table-cell office:value-type="float" office:value="5.128854" calcext:value-type="float">
            <text:p>5.1288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5</text:p>
          </table:table-cell>
          <table:table-cell office:value-type="float" office:value="5.216466" calcext:value-type="float">
            <text:p>5.216466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5</text:p>
          </table:table-cell>
          <table:table-cell office:value-type="float" office:value="5.303049" calcext:value-type="float">
            <text:p>5.3030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6</text:p>
          </table:table-cell>
          <table:table-cell office:value-type="float" office:value="5.388358" calcext:value-type="float">
            <text:p>5.38835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6</text:p>
          </table:table-cell>
          <table:table-cell office:value-type="float" office:value="5.472148" calcext:value-type="float">
            <text:p>5.4721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7</text:p>
          </table:table-cell>
          <table:table-cell office:value-type="float" office:value="5.634436" calcext:value-type="float">
            <text:p>5.634436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8</text:p>
          </table:table-cell>
          <table:table-cell office:value-type="float" office:value="5.712689" calcext:value-type="float">
            <text:p>5.7126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8" calcext:value-type="float">
            <text:p>3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8</text:p>
          </table:table-cell>
          <table:table-cell office:value-type="float" office:value="5.788688" calcext:value-type="float">
            <text:p>5.78868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9</text:p>
          </table:table-cell>
          <table:table-cell office:value-type="float" office:value="5.862188" calcext:value-type="float">
            <text:p>5.8621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49</text:p>
          </table:table-cell>
          <table:table-cell office:value-type="float" office:value="5.932944" calcext:value-type="float">
            <text:p>5.932944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0</text:p>
          </table:table-cell>
          <table:table-cell office:value-type="float" office:value="6.065489" calcext:value-type="float">
            <text:p>6.0654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1</text:p>
          </table:table-cell>
          <table:table-cell office:value-type="float" office:value="6.127033" calcext:value-type="float">
            <text:p>6.1270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1</text:p>
          </table:table-cell>
          <table:table-cell office:value-type="float" office:value="6.185098" calcext:value-type="float">
            <text:p>6.1850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2</text:p>
          </table:table-cell>
          <table:table-cell office:value-type="float" office:value="6.239439" calcext:value-type="float">
            <text:p>6.2394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2</text:p>
          </table:table-cell>
          <table:table-cell office:value-type="float" office:value="6.289811" calcext:value-type="float">
            <text:p>6.2898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3</text:p>
          </table:table-cell>
          <table:table-cell office:value-type="float" office:value="6.377913" calcext:value-type="float">
            <text:p>6.3779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4</text:p>
          </table:table-cell>
          <table:table-cell office:value-type="float" office:value="6.415398" calcext:value-type="float">
            <text:p>6.4153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4</text:p>
          </table:table-cell>
          <table:table-cell office:value-type="float" office:value="6.448179" calcext:value-type="float">
            <text:p>6.4481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5</text:p>
          </table:table-cell>
          <table:table-cell office:value-type="float" office:value="6.476011" calcext:value-type="float">
            <text:p>6.476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5</text:p>
          </table:table-cell>
          <table:table-cell office:value-type="float" office:value="6.498649" calcext:value-type="float">
            <text:p>6.4986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6</text:p>
          </table:table-cell>
          <table:table-cell office:value-type="float" office:value="6.527608" calcext:value-type="float">
            <text:p>6.5276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7</text:p>
          </table:table-cell>
          <table:table-cell office:value-type="float" office:value="6.533684" calcext:value-type="float">
            <text:p>6.5336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7</text:p>
          </table:table-cell>
          <table:table-cell office:value-type="float" office:value="6.533831" calcext:value-type="float">
            <text:p>6.5338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8</text:p>
          </table:table-cell>
          <table:table-cell office:value-type="float" office:value="6.527803" calcext:value-type="float">
            <text:p>6.5278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8</text:p>
          </table:table-cell>
          <table:table-cell office:value-type="float" office:value="6.515407" calcext:value-type="float">
            <text:p>6.5154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7:59</text:p>
          </table:table-cell>
          <table:table-cell office:value-type="float" office:value="6.471061" calcext:value-type="float">
            <text:p>6.4710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0</text:p>
          </table:table-cell>
          <table:table-cell office:value-type="float" office:value="6.439285" calcext:value-type="float">
            <text:p>6.4392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0</text:p>
          </table:table-cell>
          <table:table-cell office:value-type="float" office:value="6.401212" calcext:value-type="float">
            <text:p>6.4012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1</text:p>
          </table:table-cell>
          <table:table-cell office:value-type="float" office:value="6.356965" calcext:value-type="float">
            <text:p>6.3569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1</text:p>
          </table:table-cell>
          <table:table-cell office:value-type="float" office:value="6.306715" calcext:value-type="float">
            <text:p>6.3067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2</text:p>
          </table:table-cell>
          <table:table-cell office:value-type="float" office:value="6.188943" calcext:value-type="float">
            <text:p>6.1889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3</text:p>
          </table:table-cell>
          <table:table-cell office:value-type="float" office:value="6.121666" calcext:value-type="float">
            <text:p>6.1216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3</text:p>
          </table:table-cell>
          <table:table-cell office:value-type="float" office:value="6.049122" calcext:value-type="float">
            <text:p>6.0491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4</text:p>
          </table:table-cell>
          <table:table-cell office:value-type="float" office:value="5.971555" calcext:value-type="float">
            <text:p>5.9715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4</text:p>
          </table:table-cell>
          <table:table-cell office:value-type="float" office:value="5.802088" calcext:value-type="float">
            <text:p>5.80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5</text:p>
          </table:table-cell>
          <table:table-cell office:value-type="float" office:value="5.710434" calcext:value-type="float">
            <text:p>5.7104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6</text:p>
          </table:table-cell>
          <table:table-cell office:value-type="float" office:value="5.614492" calcext:value-type="float">
            <text:p>5.6144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6</text:p>
          </table:table-cell>
          <table:table-cell office:value-type="float" office:value="5.514507" calcext:value-type="float">
            <text:p>5.5145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7</text:p>
          </table:table-cell>
          <table:table-cell office:value-type="float" office:value="5.410725" calcext:value-type="float">
            <text:p>5.4107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7</text:p>
          </table:table-cell>
          <table:table-cell office:value-type="float" office:value="5.192503" calcext:value-type="float">
            <text:p>5.1925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8</text:p>
          </table:table-cell>
          <table:table-cell office:value-type="float" office:value="5.078309" calcext:value-type="float">
            <text:p>5.078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9</text:p>
          </table:table-cell>
          <table:table-cell office:value-type="float" office:value="4.961052" calcext:value-type="float">
            <text:p>4.9610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09</text:p>
          </table:table-cell>
          <table:table-cell office:value-type="float" office:value="4.840978" calcext:value-type="float">
            <text:p>4.8409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0</text:p>
          </table:table-cell>
          <table:table-cell office:value-type="float" office:value="4.718331" calcext:value-type="float">
            <text:p>4.7183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0</text:p>
          </table:table-cell>
          <table:table-cell office:value-type="float" office:value="4.466054" calcext:value-type="float">
            <text:p>4.4660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1</text:p>
          </table:table-cell>
          <table:table-cell office:value-type="float" office:value="4.336669" calcext:value-type="float">
            <text:p>4.3366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2</text:p>
          </table:table-cell>
          <table:table-cell office:value-type="float" office:value="4.205448" calcext:value-type="float">
            <text:p>4.2054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2</text:p>
          </table:table-cell>
          <table:table-cell office:value-type="float" office:value="4.072633" calcext:value-type="float">
            <text:p>4.0726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3</text:p>
          </table:table-cell>
          <table:table-cell office:value-type="float" office:value="3.938471" calcext:value-type="float">
            <text:p>3.938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3</text:p>
          </table:table-cell>
          <table:table-cell office:value-type="float" office:value="3.66684" calcext:value-type="float">
            <text:p>3.666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4</text:p>
          </table:table-cell>
          <table:table-cell office:value-type="float" office:value="3.529615" calcext:value-type="float">
            <text:p>3.5296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5</text:p>
          </table:table-cell>
          <table:table-cell office:value-type="float" office:value="3.391778" calcext:value-type="float">
            <text:p>3.3917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5</text:p>
          </table:table-cell>
          <table:table-cell office:value-type="float" office:value="3.253574" calcext:value-type="float">
            <text:p>3.2535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6</text:p>
          </table:table-cell>
          <table:table-cell office:value-type="float" office:value="3.115247" calcext:value-type="float">
            <text:p>3.1152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6</text:p>
          </table:table-cell>
          <table:table-cell office:value-type="float" office:value="2.83896" calcext:value-type="float">
            <text:p>2.838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7</text:p>
          </table:table-cell>
          <table:table-cell office:value-type="float" office:value="2.701246" calcext:value-type="float">
            <text:p>2.7012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8</text:p>
          </table:table-cell>
          <table:table-cell office:value-type="float" office:value="2.564144" calcext:value-type="float">
            <text:p>2.5641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8</text:p>
          </table:table-cell>
          <table:table-cell office:value-type="float" office:value="2.427899" calcext:value-type="float">
            <text:p>2.4278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9</text:p>
          </table:table-cell>
          <table:table-cell office:value-type="float" office:value="2.292757" calcext:value-type="float">
            <text:p>2.2927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19</text:p>
          </table:table-cell>
          <table:table-cell office:value-type="float" office:value="2.026515" calcext:value-type="float">
            <text:p>2.0265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0</text:p>
          </table:table-cell>
          <table:table-cell office:value-type="float" office:value="1.895661" calcext:value-type="float">
            <text:p>1.8956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1</text:p>
          </table:table-cell>
          <table:table-cell office:value-type="float" office:value="1.766644" calcext:value-type="float">
            <text:p>1.7666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1</text:p>
          </table:table-cell>
          <table:table-cell office:value-type="float" office:value="1.639709" calcext:value-type="float">
            <text:p>1.6397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2</text:p>
          </table:table-cell>
          <table:table-cell office:value-type="float" office:value="1.515103" calcext:value-type="float">
            <text:p>1.5151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5" calcext:value-type="float">
            <text:p>5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2</text:p>
          </table:table-cell>
          <table:table-cell office:value-type="float" office:value="1.273606" calcext:value-type="float">
            <text:p>1.2736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3</text:p>
          </table:table-cell>
          <table:table-cell office:value-type="float" office:value="1.156961" calcext:value-type="float">
            <text:p>1.1569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4</text:p>
          </table:table-cell>
          <table:table-cell office:value-type="float" office:value="1.043379" calcext:value-type="float">
            <text:p>1.0433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4</text:p>
          </table:table-cell>
          <table:table-cell office:value-type="float" office:value="0.933105" calcext:value-type="float">
            <text:p>0.9331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5</text:p>
          </table:table-cell>
          <table:table-cell office:value-type="float" office:value="0.826383" calcext:value-type="float">
            <text:p>0.8263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5" calcext:value-type="float">
            <text:p>5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5</text:p>
          </table:table-cell>
          <table:table-cell office:value-type="float" office:value="0.624331" calcext:value-type="float">
            <text:p>0.6243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5" calcext:value-type="float">
            <text:p>5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6</text:p>
          </table:table-cell>
          <table:table-cell office:value-type="float" office:value="0.529247" calcext:value-type="float">
            <text:p>0.5292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7</text:p>
          </table:table-cell>
          <table:table-cell office:value-type="float" office:value="0.43845" calcext:value-type="float">
            <text:p>0.438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7</text:p>
          </table:table-cell>
          <table:table-cell office:value-type="float" office:value="0.352185" calcext:value-type="float">
            <text:p>0.3521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5" calcext:value-type="float">
            <text:p>5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8</text:p>
          </table:table-cell>
          <table:table-cell office:value-type="float" office:value="0.270698" calcext:value-type="float">
            <text:p>0.2706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8</text:p>
          </table:table-cell>
          <table:table-cell office:value-type="float" office:value="0.122792" calcext:value-type="float">
            <text:p>0.1227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29</text:p>
          </table:table-cell>
          <table:table-cell office:value-type="float" office:value="0.056617" calcext:value-type="float">
            <text:p>0.0566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0</text:p>
          </table:table-cell>
          <table:table-cell office:value-type="float" office:value="-0.004045" calcext:value-type="float">
            <text:p>-0.0040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5" calcext:value-type="float">
            <text:p>6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0</text:p>
          </table:table-cell>
          <table:table-cell office:value-type="float" office:value="-0.058949" calcext:value-type="float">
            <text:p>-0.0589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5" calcext:value-type="float">
            <text:p>6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1</text:p>
          </table:table-cell>
          <table:table-cell office:value-type="float" office:value="-0.107851" calcext:value-type="float">
            <text:p>-0.1078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1</text:p>
          </table:table-cell>
          <table:table-cell office:value-type="float" office:value="-0.186913" calcext:value-type="float">
            <text:p>-0.1869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2</text:p>
          </table:table-cell>
          <table:table-cell office:value-type="float" office:value="-0.216827" calcext:value-type="float">
            <text:p>-0.2168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3</text:p>
          </table:table-cell>
          <table:table-cell office:value-type="float" office:value="-0.240004" calcext:value-type="float">
            <text:p>-0.2400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3</text:p>
          </table:table-cell>
          <table:table-cell office:value-type="float" office:value="-0.256199" calcext:value-type="float">
            <text:p>-0.2561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4</text:p>
          </table:table-cell>
          <table:table-cell office:value-type="float" office:value="-0.265166" calcext:value-type="float">
            <text:p>-0.2651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4</text:p>
          </table:table-cell>
          <table:table-cell office:value-type="float" office:value="-0.26105" calcext:value-type="float">
            <text:p>-0.261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5</text:p>
          </table:table-cell>
          <table:table-cell office:value-type="float" office:value="-0.247967" calcext:value-type="float">
            <text:p>-0.2479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6</text:p>
          </table:table-cell>
          <table:table-cell office:value-type="float" office:value="-0.227534" calcext:value-type="float">
            <text:p>-0.2275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6</text:p>
          </table:table-cell>
          <table:table-cell office:value-type="float" office:value="-0.199751" calcext:value-type="float">
            <text:p>-0.1997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7</text:p>
          </table:table-cell>
          <table:table-cell office:value-type="float" office:value="-0.164667" calcext:value-type="float">
            <text:p>-0.1646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3" calcext:value-type="float">
            <text:p>6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7</text:p>
          </table:table-cell>
          <table:table-cell office:value-type="float" office:value="-0.072963" calcext:value-type="float">
            <text:p>-0.0729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8</text:p>
          </table:table-cell>
          <table:table-cell office:value-type="float" office:value="-0.016589" calcext:value-type="float">
            <text:p>-0.0165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9</text:p>
          </table:table-cell>
          <table:table-cell office:value-type="float" office:value="0.046474" calcext:value-type="float">
            <text:p>0.0464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3" calcext:value-type="float">
            <text:p>6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39</text:p>
          </table:table-cell>
          <table:table-cell office:value-type="float" office:value="0.115981" calcext:value-type="float">
            <text:p>0.1159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3" calcext:value-type="float">
            <text:p>6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0</text:p>
          </table:table-cell>
          <table:table-cell office:value-type="float" office:value="0.191686" calcext:value-type="float">
            <text:p>0.1916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0</text:p>
          </table:table-cell>
          <table:table-cell office:value-type="float" office:value="0.360956" calcext:value-type="float">
            <text:p>0.3609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3" calcext:value-type="float">
            <text:p>6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1</text:p>
          </table:table-cell>
          <table:table-cell office:value-type="float" office:value="0.454277" calcext:value-type="float">
            <text:p>0.4542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2</text:p>
          </table:table-cell>
          <table:table-cell office:value-type="float" office:value="0.553061" calcext:value-type="float">
            <text:p>0.5530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3" calcext:value-type="float">
            <text:p>6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2</text:p>
          </table:table-cell>
          <table:table-cell office:value-type="float" office:value="0.657063" calcext:value-type="float">
            <text:p>0.6570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3</text:p>
          </table:table-cell>
          <table:table-cell office:value-type="float" office:value="0.766039" calcext:value-type="float">
            <text:p>0.7660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3" calcext:value-type="float">
            <text:p>5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3</text:p>
          </table:table-cell>
          <table:table-cell office:value-type="float" office:value="0.998177" calcext:value-type="float">
            <text:p>0.9981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3" calcext:value-type="float">
            <text:p>5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4</text:p>
          </table:table-cell>
          <table:table-cell office:value-type="float" office:value="1.121093" calcext:value-type="float">
            <text:p>1.1210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5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3" calcext:value-type="float">
            <text:p>5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5</text:p>
          </table:table-cell>
          <table:table-cell office:value-type="float" office:value="1.379397" calcext:value-type="float">
            <text:p>1.3793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6</text:p>
          </table:table-cell>
          <table:table-cell office:value-type="float" office:value="1.514294" calcext:value-type="float">
            <text:p>1.5142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3" calcext:value-type="float">
            <text:p>5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6</text:p>
          </table:table-cell>
          <table:table-cell office:value-type="float" office:value="1.794598" calcext:value-type="float">
            <text:p>1.7945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3" calcext:value-type="float">
            <text:p>5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7</text:p>
          </table:table-cell>
          <table:table-cell office:value-type="float" office:value="1.939761" calcext:value-type="float">
            <text:p>1.9397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8</text:p>
          </table:table-cell>
          <table:table-cell office:value-type="float" office:value="2.087937" calcext:value-type="float">
            <text:p>2.0879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3" calcext:value-type="float">
            <text:p>5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8</text:p>
          </table:table-cell>
          <table:table-cell office:value-type="float" office:value="2.238881" calcext:value-type="float">
            <text:p>2.2388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3" calcext:value-type="float">
            <text:p>5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9</text:p>
          </table:table-cell>
          <table:table-cell office:value-type="float" office:value="2.392349" calcext:value-type="float">
            <text:p>2.3923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3" calcext:value-type="float">
            <text:p>4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49</text:p>
          </table:table-cell>
          <table:table-cell office:value-type="float" office:value="2.70612" calcext:value-type="float">
            <text:p>2.706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0</text:p>
          </table:table-cell>
          <table:table-cell office:value-type="float" office:value="2.866179" calcext:value-type="float">
            <text:p>2.8661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1</text:p>
          </table:table-cell>
          <table:table-cell office:value-type="float" office:value="3.028026" calcext:value-type="float">
            <text:p>3.0280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3" calcext:value-type="float">
            <text:p>4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1</text:p>
          </table:table-cell>
          <table:table-cell office:value-type="float" office:value="3.191417" calcext:value-type="float">
            <text:p>3.1914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2</text:p>
          </table:table-cell>
          <table:table-cell office:value-type="float" office:value="3.356106" calcext:value-type="float">
            <text:p>3.3561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3" calcext:value-type="float">
            <text:p>4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2</text:p>
          </table:table-cell>
          <table:table-cell office:value-type="float" office:value="3.688644" calcext:value-type="float">
            <text:p>3.6886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3" calcext:value-type="float">
            <text:p>4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3</text:p>
          </table:table-cell>
          <table:table-cell office:value-type="float" office:value="3.856249" calcext:value-type="float">
            <text:p>3.8562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3" calcext:value-type="float">
            <text:p>4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4</text:p>
          </table:table-cell>
          <table:table-cell office:value-type="float" office:value="4.024416" calcext:value-type="float">
            <text:p>4.0244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4</text:p>
          </table:table-cell>
          <table:table-cell office:value-type="float" office:value="4.192903" calcext:value-type="float">
            <text:p>4.1929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5</text:p>
          </table:table-cell>
          <table:table-cell office:value-type="float" office:value="4.361463" calcext:value-type="float">
            <text:p>4.3614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5</text:p>
          </table:table-cell>
          <table:table-cell office:value-type="float" office:value="4.698069" calcext:value-type="float">
            <text:p>4.6980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6</text:p>
          </table:table-cell>
          <table:table-cell office:value-type="float" office:value="4.865869" calcext:value-type="float">
            <text:p>4.8658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7</text:p>
          </table:table-cell>
          <table:table-cell office:value-type="float" office:value="5.033008" calcext:value-type="float">
            <text:p>5.0330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7</text:p>
          </table:table-cell>
          <table:table-cell office:value-type="float" office:value="5.199241" calcext:value-type="float">
            <text:p>5.1992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8</text:p>
          </table:table-cell>
          <table:table-cell office:value-type="float" office:value="5.528251" calcext:value-type="float">
            <text:p>5.5282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8</text:p>
          </table:table-cell>
          <table:table-cell office:value-type="float" office:value="5.690784" calcext:value-type="float">
            <text:p>5.6907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8:59</text:p>
          </table:table-cell>
          <table:table-cell office:value-type="float" office:value="5.851676" calcext:value-type="float">
            <text:p>5.8516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3" calcext:value-type="float">
            <text:p>3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9:00</text:p>
          </table:table-cell>
          <table:table-cell office:value-type="float" office:value="6.010681" calcext:value-type="float">
            <text:p>6.0106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9:00</text:p>
          </table:table-cell>
          <table:table-cell office:value-type="float" office:value="6.167554" calcext:value-type="float">
            <text:p>6.1675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9:01</text:p>
          </table:table-cell>
          <table:table-cell office:value-type="float" office:value="6.474172" calcext:value-type="float">
            <text:p>6.474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49:01</text:p>
          </table:table-cell>
          <table:table-cell office:value-type="float" office:value="6.623671" calcext:value-type="float">
            <text:p>6.6236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6:13:38.475480878</dc:date>
    <meta:editing-duration>PT2M37S</meta:editing-duration>
    <meta:editing-cycles>1</meta:editing-cycles>
    <meta:document-statistic meta:table-count="1" meta:cell-count="289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26cm" svg:y="3.946cm" style:legend-expansion="high" chart:style-name="ch2"/>
        <chart:plot-area chart:style-name="ch3" table:cell-range-address="'25052023-154523'.C1:'25052023-154523'.D362" chart:data-source-has-labels="row" svg:x="0.32cm" svg:y="0.18cm" svg:width="12.386cm" svg:height="8.64cm">
          <chart:coordinate-region svg:x="0.889cm" svg:y="0.382cm" svg:width="11.673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052023-154523'.C2:'25052023-154523'.C362" chart:label-cell-address="'25052023-154523'.C1:'25052023-154523'.C1" chart:class="chart:line">
            <chart:data-point chart:repeated="361"/>
          </chart:series>
          <chart:series chart:style-name="ch7" chart:values-cell-range-address="'25052023-154523'.D2:'25052023-154523'.D362" chart:label-cell-address="'25052023-154523'.D1:'25052023-154523'.D1" chart:class="chart:line">
            <chart:data-point chart:repeated="3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Now</text:p>
                <draw:g>
                  <svg:desc>'25052023-154523'.C1:'25052023-154523'.C1</svg:desc>
                </draw:g>
              </table:table-cell>
              <table:table-cell office:value-type="string">
                <text:p>DesDepth</text:p>
                <draw:g>
                  <svg:desc>'25052023-154523'.D1:'25052023-15452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5052023-154523'.C2:'25052023-154523'.C362</svg:desc>
                </draw:g>
              </table:table-cell>
              <table:table-cell office:value-type="float" office:value="0">
                <text:p>0</text:p>
                <draw:g>
                  <svg:desc>'25052023-154523'.D2:'25052023-154523'.D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45">
                <text:p>0.000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55">
                <text:p>0.000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352">
                <text:p>0.002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864">
                <text:p>0.007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152">
                <text:p>0.012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713">
                <text:p>0.017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72">
                <text:p>0.0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344">
                <text:p>0.033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885">
                <text:p>0.055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9801">
                <text:p>0.069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5579">
                <text:p>0.0855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3292">
                <text:p>0.103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99">
                <text:p>0.12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8487">
                <text:p>0.168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4065">
                <text:p>0.1940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1431">
                <text:p>0.221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0562">
                <text:p>0.250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1407">
                <text:p>0.281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8023">
                <text:p>0.3480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3548">
                <text:p>0.383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0347">
                <text:p>0.420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8297">
                <text:p>0.458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7252">
                <text:p>0.497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7734">
                <text:p>0.577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9017">
                <text:p>0.619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074">
                <text:p>0.66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2733">
                <text:p>0.702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4824">
                <text:p>0.744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8786">
                <text:p>0.828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0412">
                <text:p>0.870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1547">
                <text:p>0.9115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2021">
                <text:p>0.95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1662">
                <text:p>0.991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68004">
                <text:p>1.068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446">
                <text:p>1.10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9568">
                <text:p>1.139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73207">
                <text:p>1.173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05277">
                <text:p>1.205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64494">
                <text:p>1.264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91395">
                <text:p>1.291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16385">
                <text:p>1.316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9464">
                <text:p>1.339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60632">
                <text:p>1.360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97308">
                <text:p>1.397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12694">
                <text:p>1.412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26145">
                <text:p>1.426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37758">
                <text:p>1.437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47656">
                <text:p>1.447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62748">
                <text:p>1.462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68015">
                <text:p>1.468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7196">
                <text:p>1.47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74777">
                <text:p>1.474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76664">
                <text:p>1.47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78305">
                <text:p>1.478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78281">
                <text:p>1.478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78011">
                <text:p>1.478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77742">
                <text:p>1.477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77717">
                <text:p>1.477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79138">
                <text:p>1.479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80804">
                <text:p>1.480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83401">
                <text:p>1.483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87125">
                <text:p>1.487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92172">
                <text:p>1.492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675">
                <text:p>1.50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16378">
                <text:p>1.516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27746">
                <text:p>1.527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40976">
                <text:p>1.540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73316">
                <text:p>1.573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92353">
                <text:p>1.592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13325">
                <text:p>1.613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36257">
                <text:p>1.636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61149">
                <text:p>1.661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6813">
                <text:p>1.716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4734">
                <text:p>1.74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79508">
                <text:p>1.779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13245">
                <text:p>1.813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48451">
                <text:p>1.848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22907">
                <text:p>1.922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61911">
                <text:p>1.961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0187">
                <text:p>2.00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42638">
                <text:p>2.0426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84043">
                <text:p>2.0840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6825">
                <text:p>2.168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10806">
                <text:p>2.2108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53387">
                <text:p>2.253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95797">
                <text:p>2.295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37863">
                <text:p>2.337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20453">
                <text:p>2.420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60731">
                <text:p>2.460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00078">
                <text:p>2.500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38347">
                <text:p>2.538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75391">
                <text:p>2.575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45437">
                <text:p>2.645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78193">
                <text:p>2.678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09259">
                <text:p>2.70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38561">
                <text:p>2.7385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6605">
                <text:p>2.76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15516">
                <text:p>2.815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37247">
                <text:p>2.837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56921">
                <text:p>2.8569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74585">
                <text:p>2.874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89029">
                <text:p>2.890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16039">
                <text:p>2.916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26059">
                <text:p>2.926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34292">
                <text:p>2.934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40882">
                <text:p>2.940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946003">
                <text:p>2.946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52348">
                <text:p>2.952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53745">
                <text:p>2.953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54235">
                <text:p>2.954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54039">
                <text:p>2.954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53402">
                <text:p>2.953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5154">
                <text:p>2.95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5056">
                <text:p>2.95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949874">
                <text:p>2.949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949727">
                <text:p>2.949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50364">
                <text:p>2.950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54651">
                <text:p>2.954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58498">
                <text:p>2.958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63741">
                <text:p>2.963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70551">
                <text:p>2.970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79102">
                <text:p>2.979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001863">
                <text:p>3.001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16073">
                <text:p>3.016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32267">
                <text:p>3.03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05052">
                <text:p>3.05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070879">
                <text:p>3.070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17993">
                <text:p>3.117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44526">
                <text:p>3.144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72946">
                <text:p>3.172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203204">
                <text:p>3.203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35225">
                <text:p>3.235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0434">
                <text:p>3.30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41188">
                <text:p>3.341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79359">
                <text:p>3.379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18706">
                <text:p>3.418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59082">
                <text:p>3.4590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42406">
                <text:p>3.542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585109">
                <text:p>3.585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28181">
                <text:p>3.628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71374">
                <text:p>3.671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14445">
                <text:p>3.714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99484">
                <text:p>3.799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41208">
                <text:p>3.841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82074">
                <text:p>3.882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921837">
                <text:p>3.9218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60253">
                <text:p>3.960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32308">
                <text:p>4.032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065701">
                <text:p>4.065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097012">
                <text:p>4.0970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25996">
                <text:p>4.125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52407">
                <text:p>4.152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96776">
                <text:p>4.196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214489">
                <text:p>4.214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228944">
                <text:p>4.228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239994">
                <text:p>4.239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247515">
                <text:p>4.2475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5168">
                <text:p>4.25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248274">
                <text:p>4.248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41218">
                <text:p>4.241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30561">
                <text:p>4.2305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98735">
                <text:p>4.198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77812">
                <text:p>4.177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53827">
                <text:p>4.153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26999">
                <text:p>4.126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97575">
                <text:p>4.097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3167">
                <text:p>4.03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995434">
                <text:p>3.995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957337">
                <text:p>3.957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17622">
                <text:p>3.917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76536">
                <text:p>3.876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90982">
                <text:p>3.790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46759">
                <text:p>3.7467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7019">
                <text:p>3.70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56648">
                <text:p>3.656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1125">
                <text:p>3.61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20747">
                <text:p>3.520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75887">
                <text:p>3.475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31616">
                <text:p>3.431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388177">
                <text:p>3.388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345817">
                <text:p>3.345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65065">
                <text:p>3.2650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26918">
                <text:p>3.226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90585">
                <text:p>3.190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56309">
                <text:p>3.156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24337">
                <text:p>3.124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68036">
                <text:p>3.068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43952">
                <text:p>3.043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22907">
                <text:p>3.022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05144">
                <text:p>3.005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9091">
                <text:p>2.99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7376">
                <text:p>2.97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71089">
                <text:p>2.9710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72682">
                <text:p>2.97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78758">
                <text:p>2.978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89489">
                <text:p>2.989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25283">
                <text:p>3.025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50224">
                <text:p>3.050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7982">
                <text:p>3.07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14022">
                <text:p>3.114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52732">
                <text:p>3.1527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43235">
                <text:p>3.243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294783">
                <text:p>3.294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50202">
                <text:p>3.350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409247">
                <text:p>3.409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471673">
                <text:p>3.4716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605933">
                <text:p>3.605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77522">
                <text:p>3.677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751757">
                <text:p>3.751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828393">
                <text:p>3.828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07186">
                <text:p>3.907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070503">
                <text:p>4.070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154783">
                <text:p>4.154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40484">
                <text:p>4.240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327361">
                <text:p>4.327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15169">
                <text:p>4.415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92843">
                <text:p>4.592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682464">
                <text:p>4.682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772281">
                <text:p>4.772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862049">
                <text:p>4.8620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951523">
                <text:p>4.951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128854">
                <text:p>5.128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16466">
                <text:p>5.216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303049">
                <text:p>5.3030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388358">
                <text:p>5.388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472148">
                <text:p>5.472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634436">
                <text:p>5.634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712689">
                <text:p>5.712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788688">
                <text:p>5.788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862188">
                <text:p>5.862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32944">
                <text:p>5.932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065489">
                <text:p>6.065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27033">
                <text:p>6.1270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85098">
                <text:p>6.185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239439">
                <text:p>6.239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289811">
                <text:p>6.289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377913">
                <text:p>6.377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415398">
                <text:p>6.415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448179">
                <text:p>6.448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476011">
                <text:p>6.476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498649">
                <text:p>6.4986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527608">
                <text:p>6.527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533684">
                <text:p>6.533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533831">
                <text:p>6.533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527803">
                <text:p>6.527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515407">
                <text:p>6.515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471061">
                <text:p>6.471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439285">
                <text:p>6.439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401212">
                <text:p>6.401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356965">
                <text:p>6.356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306715">
                <text:p>6.306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88943">
                <text:p>6.188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121666">
                <text:p>6.121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049122">
                <text:p>6.049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971555">
                <text:p>5.971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802088">
                <text:p>5.8020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710434">
                <text:p>5.710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614492">
                <text:p>5.614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514507">
                <text:p>5.514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410725">
                <text:p>5.4107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192503">
                <text:p>5.192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078309">
                <text:p>5.078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961052">
                <text:p>4.961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840978">
                <text:p>4.840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18331">
                <text:p>4.718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466054">
                <text:p>4.466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36669">
                <text:p>4.336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205448">
                <text:p>4.205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072633">
                <text:p>4.072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938471">
                <text:p>3.938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66684">
                <text:p>3.66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29615">
                <text:p>3.529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391778">
                <text:p>3.391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253574">
                <text:p>3.2535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115247">
                <text:p>3.115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3896">
                <text:p>2.83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701246">
                <text:p>2.701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564144">
                <text:p>2.564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27899">
                <text:p>2.427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292757">
                <text:p>2.292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026515">
                <text:p>2.0265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895661">
                <text:p>1.895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66644">
                <text:p>1.766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9709">
                <text:p>1.639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15103">
                <text:p>1.515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273606">
                <text:p>1.273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56961">
                <text:p>1.156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043379">
                <text:p>1.043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33105">
                <text:p>0.933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26383">
                <text:p>0.826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24331">
                <text:p>0.624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29247">
                <text:p>0.529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3845">
                <text:p>0.43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52185">
                <text:p>0.352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70698">
                <text:p>0.270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22792">
                <text:p>0.122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6617">
                <text:p>0.0566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4045">
                <text:p>-0.004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58949">
                <text:p>-0.058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07851">
                <text:p>-0.107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86913">
                <text:p>-0.186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216827">
                <text:p>-0.216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40004">
                <text:p>-0.240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56199">
                <text:p>-0.256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265166">
                <text:p>-0.265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6105">
                <text:p>-0.26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47967">
                <text:p>-0.247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27534">
                <text:p>-0.227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199751">
                <text:p>-0.1997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164667">
                <text:p>-0.164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72963">
                <text:p>-0.072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16589">
                <text:p>-0.016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46474">
                <text:p>0.046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5981">
                <text:p>0.115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1686">
                <text:p>0.191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60956">
                <text:p>0.360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54277">
                <text:p>0.454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53061">
                <text:p>0.553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7063">
                <text:p>0.657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66039">
                <text:p>0.766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8177">
                <text:p>0.998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21093">
                <text:p>1.121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248248">
                <text:p>1.248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79397">
                <text:p>1.379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14294">
                <text:p>1.514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94598">
                <text:p>1.794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939761">
                <text:p>1.939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087937">
                <text:p>2.087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238881">
                <text:p>2.238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392349">
                <text:p>2.392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70612">
                <text:p>2.70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866179">
                <text:p>2.866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028026">
                <text:p>3.028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91417">
                <text:p>3.191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356106">
                <text:p>3.356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688644">
                <text:p>3.688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856249">
                <text:p>3.856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024416">
                <text:p>4.024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192903">
                <text:p>4.192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361463">
                <text:p>4.36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698069">
                <text:p>4.698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865869">
                <text:p>4.865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033008">
                <text:p>5.033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199241">
                <text:p>5.199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8251">
                <text:p>5.528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690784">
                <text:p>5.690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851676">
                <text:p>5.851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10681">
                <text:p>6.010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167554">
                <text:p>6.167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474172">
                <text:p>6.474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623671">
                <text:p>6.6236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